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84327ADE35D08D586.png" manifest:media-type="image/png"/>
  <manifest:file-entry manifest:full-path="Pictures/10000201000002D2000003208FA96E9B191D2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95cm" fo:min-width="3.65cm" draw:shadow="hidden"/>
    </style:style>
    <style:style style:name="gr2" style:family="graphic" style:parent-style-name="standard">
      <style:graphic-properties draw:stroke="none" draw:fill-color="#c5000b" draw:textarea-horizontal-align="justify" draw:textarea-vertical-align="middle" draw:auto-grow-height="false" fo:min-height="0.05cm" fo:min-width="1.3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847cm"/>
    </style:style>
    <style:style style:name="gr4" style:family="graphic" style:parent-style-name="standard">
      <style:graphic-properties draw:stroke="dash" draw:stroke-dash="Fine_20_Dashed" svg:stroke-width="0.1cm" svg:stroke-color="#111111" draw:marker-start-width="0.35cm" draw:marker-end-width="0.35cm" draw:fill="solid" draw:fill-color="#ff3333" draw:opacity="20%" draw:textarea-horizontal-align="justify" draw:textarea-vertical-align="middle" draw:auto-grow-height="false" fo:min-height="4.549cm" fo:min-width="3.4cm" fo:padding-top="0.175cm" fo:padding-bottom="0.175cm" fo:padding-left="0.3cm" fo:padding-right="0.3cm" draw:shadow-opacity="20%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17cm"/>
    </style:style>
    <style:style style:name="gr8" style:family="graphic" style:parent-style-name="standard">
      <style:graphic-properties draw:stroke="none" draw:fill="none" fo:min-height="0.421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c5000b"/>
      <style:paragraph-properties fo:text-align="center"/>
    </style:style>
    <style:style style:name="P4" style:family="paragraph">
      <loext:graphic-properties draw:fill="none" draw:fill-color="#ffffff"/>
      <style:text-properties style:font-name="Latin Modern Sans" fo:font-size="8pt" style:font-size-asian="8pt" style:font-size-complex="8pt"/>
    </style:style>
    <style:style style:name="P5" style:family="paragraph">
      <loext:graphic-properties draw:fill="solid" draw:fill-color="#ff3333" draw:opacity="20%"/>
      <style:paragraph-properties fo:text-align="center"/>
      <style:text-properties style:font-name="Latin Modern Sans"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atin Modern Sans" fo:font-size="8pt" style:font-size-asian="8pt" style:font-size-complex="8pt"/>
    </style:style>
    <style:style style:name="P8" style:family="paragraph">
      <loext:graphic-properties draw:fill="none"/>
    </style:style>
    <style:style style:name="T1" style:family="text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in Modern Sans" fo:font-size="8pt" style:font-size-asian="8pt" style:font-size-complex="8pt"/>
    </style:style>
    <style:style style:name="T3" style:family="text">
      <style:text-properties style:font-name="Latin Modern Sans" fo:font-size="15pt" style:font-size-asian="15pt" style:font-size-complex="15pt"/>
    </style:style>
    <style:style style:name="T4" style:family="text">
      <style:text-properties style:font-name="Latin Moder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15cm" svg:height="2.2cm" svg:x="7.6cm" svg:y="1.449cm">
          <text:p text:style-name="P1"><text:span text:style-name="T1">Information Retrieval </text:span><text:span text:style-name="T1"><text:line-break/></text:span><text:span text:style-name="T1">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3" draw:layer="layout" svg:width="2.1cm" svg:height="0.6cm" svg:x="4.9cm" svg:y="1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4" draw:layer="layout" svg:width="3.347cm" svg:height="0.67cm" svg:x="4.3cm" svg:y="2.479cm">
            <draw:text-box>
              <text:p><text:span text:style-name="T2">Multimedia Documents</text:span></text:p>
            </draw:text-box>
          </draw:frame>
        </draw:g>
        <draw:custom-shape draw:style-name="gr4" draw:text-style-name="P5" draw:layer="layout" svg:width="4cm" svg:height="4.899cm" svg:x="0.1cm" svg:y="0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>Information Sid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961cm" svg:height="2.141cm" svg:x="1.12cm" svg:y="0.84cm">
          <draw:image xlink:href="Pictures/10000201000002D2000003208FA96E9B191D258A.png" xlink:type="simple" xlink:show="embed" xlink:actuate="onLoad">
            <text:p/>
          </draw:image>
        </draw:frame>
        <draw:custom-shape draw:style-name="gr4" draw:text-style-name="P5" draw:layer="layout" svg:width="4cm" svg:height="4.899cm" svg:x="14.9cm" svg:y="0.10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>User Sid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81cm" svg:height="2.193cm" svg:x="15.743cm" svg:y="0.869cm">
          <draw:image xlink:href="Pictures/1000020100000122000001284327ADE35D08D586.png" xlink:type="simple" xlink:show="embed" xlink:actuate="onLoad">
            <text:p/>
          </draw:image>
        </draw:frame>
        <draw:g>
          <draw:custom-shape draw:style-name="gr2" draw:text-style-name="P3" draw:layer="layout" svg:width="2.1cm" svg:height="0.6cm" svg:x="12.3cm" svg:y="1.2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7" draw:layer="layout" svg:width="3.5cm" svg:height="0.67cm" svg:x="11.6cm" svg:y="1.744cm">
            <draw:text-box>
              <text:p text:style-name="P1"><text:span text:style-name="T2"><text:s text:c="10"/></text:span></text:p>
            </draw:text-box>
          </draw:frame>
          <draw:custom-shape draw:style-name="gr2" draw:text-style-name="P3" draw:layer="layout" svg:width="2.1cm" svg:height="0.6cm" draw:transform="rotate (-3.12815361834944) translate (14.404cm 3.6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4" draw:layer="layout" svg:width="1.717cm" svg:height="0.67cm" svg:x="12.492cm" svg:y="3.414cm">
            <draw:text-box>
              <text:p><text:span text:style-name="T2">Query</text:span></text:p>
            </draw:text-box>
          </draw:frame>
          <draw:frame draw:style-name="gr8" draw:text-style-name="P8" draw:layer="layout" svg:width="3.233cm" svg:height="0.671cm" svg:x="11.734cm" svg:y="1.614cm">
            <draw:text-box>
              <text:p><text:span text:style-name="T2">Pertinent Docuemen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5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1-15T11:23:55.308342858</dc:date>
    <meta:editing-duration>PT1H33M13S</meta:editing-duration>
    <meta:editing-cycles>24</meta:editing-cycles>
    <meta:generator>LibreOffice/5.0.2.2$Linux_X86_64 LibreOffice_project/00m0$Build-2</meta:generator>
    <dc:creator>Mohamed ZARKA</dc:creator>
    <meta:document-statistic meta:object-count="14"/>
  </office:meta>
</office:document-meta>
</file>